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5A10000392B9EAD21B1.svm"/>
  <manifest:file-entry manifest:media-type="" manifest:full-path="Pictures/20000007000042E8000025B19128F7C9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4"/>
    <style:style style:name="P4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T2" style:family="text">
      <style:text-properties style:text-position="super 58%" fo:language="en" fo:country="US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width="17cm" svg:height="9.576cm" draw:z-index="0"><draw:image xlink:href="Pictures/20000007000042E8000025B19128F7C9.svm" xlink:type="simple" xlink:show="embed" xlink:actuate="onLoad"/></draw:frame><text:span text:style-name="T3"><text:line-break/></text:span><text:span text:style-name="T1">Galaxy Forces VR</text:span><text:span text:style-name="T3"><text:line-break/><text:line-break/>The idea came from a public domain PC 2D game I have made several years ago (</text:span><text:span text:style-name="T4">Galaxy Forces V2</text:span><text:span text:style-name="T3">), downloadable from sourceforge. But now we will add a 3</text:span><text:span text:style-name="T2">rd</text:span><text:span text:style-name="T3"> dimmension for the eye, but the game mechanics is still in 2D. You are in control of a ship and shall transport cargo (</text:span><text:span text:style-name="T4">mission</text:span><text:span text:style-name="T3"> mode) or race (</text:span><text:span text:style-name="T4">race</text:span><text:span text:style-name="T3"> mode) through levels of narrow space caves, filled with enemies. It's a little like watching a dollhouse from the front. The game is in the final stage of development for Rift, and everything but the interactive music during gameplay is added and working – the screenshot above is from the actual working game. The game engine is Unity.<text:line-break/><text:line-break/>The most notable things distinguishing this from any simple space shooter is<text:line-break/></text:span></text:p>
      <text:list xml:id="list254096537935234279" text:style-name="L2">
        <text:list-item>
          <text:p text:style-name="P1"><text:span text:style-name="T3">Large content of 55 levels (30 mission, 25 race).</text:span></text:p>
        </text:list-item>
        <text:list-item>
          <text:p text:style-name="P1"><text:span text:style-name="T3">Online hiscores on </text:span><text:a xlink:type="simple" xlink:href="http://www.galaxy-forces-vr.com/" text:style-name="Internet_20_link" text:visited-style-name="Visited_20_Internet_20_Link">www.galaxy-forces-vr.com</text:a><text:span text:style-name="T3">.</text:span></text:p>
        </text:list-item>
        <text:list-item>
          <text:p text:style-name="P1"><text:span text:style-name="T3">Replays of top scores in-game.</text:span></text:p>
        </text:list-item>
        <text:list-item>
          <text:p text:style-name="P1"><text:span text:style-name="T3">Interactive music (different for race and mission), changing when you are near enemies, or have cargo loaded or a racing and having flow in your flight.</text:span></text:p>
        </text:list-item>
        <text:list-item>
          <text:p text:style-name="P1"><text:span text:style-name="T3">Special VR features is that when you look around you see what platforms have cargo and where the next checkpoint is.</text:span></text:p>
        </text:list-item>
        <text:list-item>
          <text:p text:style-name="P1"><text:span text:style-name="T3">19 Oculus achievements.</text:span></text:p>
        </text:list-item>
      </text:list>
      <text:p text:style-name="Standard"><text:span text:style-name="T3"/></text:p>
      <text:p text:style-name="P2"><text:span text:style-name="T3">Release date</text:span></text:p>
      <text:p text:style-name="Standard"><text:span text:style-name="T3"/></text:p>
      <text:p text:style-name="Standard"><text:span text:style-name="T3">Q1 2020</text:span></text:p>
      <text:p text:style-name="Standard"><text:span text:style-name="T3"><text:line-break/></text:span><text:span text:style-name="T5">Future</text:span><text:span text:style-name="T3"><text:line-break/> </text:span></text:p>
      <text:list xml:id="list1399089784796479146" text:style-name="L4">
        <text:list-item>
          <text:p text:style-name="P3"><text:span text:style-name="T3">Add the ability to create and play custome levels (level editor exists).</text:span></text:p>
        </text:list-item>
        <text:list-item>
          <text:p text:style-name="P3"><text:span text:style-name="T3">Add more official levels (qualifying for hiscore).<text:line-break/></text:span></text:p>
        </text:list-item>
      </text:list>
      <text:p text:style-name="Standard"><text:span text:style-name="T3"/></text:p>
      <text:p text:style-name="Standard"><text:soft-page-break/><text:span text:style-name="T5">Length and Price</text:span><text:span text:style-name="T3"><text:line-break/></text:span></text:p>
      <text:p text:style-name="Standard"><text:span text:style-name="T3">To do a full playthrough of the 55 levels once, a very low estimate is that you devote 10 minutes per level. Making it take 9 hours. Not including getting a good score or beating any achievements.<text:line-break/>The plan is to charge the same on the Quest as for the Rift, and that is $8.99.<text:line-break/><text:line-break/></text:span><text:span text:style-name="T5">Investment</text:span></text:p>
      <text:p text:style-name="Standard"><text:span text:style-name="T3"><text:line-break/>Currently 6mo for one programmer and project leader, 1mo for a gfx designer, 1mo for music + all work done in the original 2D game GFV2 that is the base for this game like level editor and many levels and the base of the game I would say effective time is an extra 3 man years. </text:span><text:span text:style-name="T4">(done)</text:span><text:span text:style-name="T3"><text:line-break/>Then 3mo adaptation and testing for the Oculus Quest is an estimate. </text:span><text:span text:style-name="T4">(undone)</text:span><text:span text:style-name="T3"><text:line-break/><text:line-break/></text:span><text:span text:style-name="T5">Team</text:span></text:p>
      <text:p text:style-name="Standard"><text:span text:style-name="T3"><text:line-break/>Ronnie Hedlund (creator, programmer, publisher)<text:line-break/>Oscar Lundberg (music, sound)<text:line-break/>Kevin Foster (3d graphics)<text:line-break/><text:line-break/></text:span><text:span text:style-name="T5">Support</text:span></text:p>
      <text:p text:style-name="Standard"><text:span text:style-name="T5"/></text:p>
      <text:p text:style-name="P4"><text:span text:style-name="T3">As team leader and developer I will give my most for this to be a good title, before release and after, but have limited resources obviously so things may take time, but will not let anything be undone.</text:span></text:p>
      <text:p text:style-name="P4"><text:span text:style-name="T3"/></text:p>
      <text:p text:style-name="P4"><text:span text:style-name="T3"/></text:p>
      <text:p text:style-name="P4"><draw:frame draw:style-name="fr2" draw:name="grafik2" text:anchor-type="paragraph" svg:width="17cm" svg:height="9.562cm" draw:z-index="1"><draw:image xlink:href="Pictures/20000007000065A10000392B9EAD21B1.svm" xlink:type="simple" xlink:show="embed" xlink:actuate="onLoad"/></draw:frame><text:span text:style-name="T3"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nnie Hedlund</meta:initial-creator>
    <meta:creation-date>2019-05-25T21:02:26.37</meta:creation-date>
    <dc:date>2019-05-25T22:23:49.10</dc:date>
    <dc:creator>Ronnie Hedlund</dc:creator>
    <meta:editing-duration>PT47M30S</meta:editing-duration>
    <meta:editing-cycles>7</meta:editing-cycles>
    <meta:generator>OpenOffice/4.1.4$Win32 OpenOffice.org_project/414m5$Build-9788</meta:generator>
    <meta:document-statistic meta:table-count="0" meta:image-count="2" meta:object-count="0" meta:page-count="2" meta:paragraph-count="18" meta:word-count="412" meta:character-count="2299"/>
  </office:meta>
</office:document-meta>
</file>